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173.76pt"/>
    </style:style>
    <style:style style:name="co3" style:family="table-column">
      <style:table-column-properties fo:break-before="auto" style:column-width="161.09pt"/>
    </style:style>
    <style:style style:name="co4" style:family="table-column">
      <style:table-column-properties fo:break-before="auto" style:column-width="184.14pt"/>
    </style:style>
    <style:style style:name="co5" style:family="table-column">
      <style:table-column-properties fo:break-before="auto" style:column-width="138.84pt"/>
    </style:style>
    <style:style style:name="co6" style:family="table-column">
      <style:table-column-properties fo:break-before="auto" style:column-width="160.36pt"/>
    </style:style>
    <style:style style:name="co7" style:family="table-column">
      <style:table-column-properties fo:break-before="auto" style:column-width="179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ff0000"/>
    </style:style>
    <style:style style:name="ce9" style:family="table-cell" style:parent-style-name="Default" style:data-style-name="N100">
      <style:table-cell-properties fo:border="0.74pt solid #ff0000"/>
    </style:style>
    <style:style style:name="ce10" style:family="table-cell" style:parent-style-name="Default">
      <style:table-cell-properties style:text-align-source="fix" style:repeat-content="false" fo:border="0.74pt solid #ff0000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 fo:border="0.74pt solid #ff0000"/>
      <style:paragraph-properties fo:text-align="start" fo:margin-left="0pt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0122">
      <style:table-cell-properties fo:border="0.74pt solid #ff0000"/>
      <style:text-properties fo:font-weight="bold" style:font-weight-asian="bold" style:font-weight-complex="bold"/>
    </style:style>
    <style:style style:name="ce14" style:family="table-cell" style:parent-style-name="Default" style:data-style-name="N10122">
      <style:table-cell-properties fo:border="0.74pt solid #ff0000"/>
    </style:style>
    <style:style style:name="ce5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cleaning data used (1)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2" table:default-cell-style-name="ce12"/>
        <table:table-column table:style-name="co4" table:default-cell-style-name="ce5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<text:s/>Employees Name</text:p>
          </table:table-cell>
          <table:table-cell table:style-name="ce7" office:value-type="string" calcext:value-type="string">
            <text:p><text:s/>Employees Name</text:p>
          </table:table-cell>
          <table:table-cell table:style-name="ce7" office:value-type="string" calcext:value-type="string">
            <text:p>Hire Date</text:p>
          </table:table-cell>
          <table:table-cell table:style-name="ce10" office:value-type="string" calcext:value-type="string">
            <text:p>Hire Date</text:p>
          </table:table-cell>
          <table:table-cell table:style-name="ce13" office:value-type="string" calcext:value-type="string">
            <text:p>Salary</text:p>
          </table:table-cell>
          <table:table-cell table:style-name="ce7" office:value-type="string" calcext:value-type="string">
            <text:p>Dept</text:p>
          </table:table-cell>
          <table:table-cell table:style-name="ce7" office:value-type="string" calcext:value-type="string">
            <text:p>Job Title</text:p>
          </table:table-cell>
          <table:table-cell table:style-name="ce7" office:value-type="string" calcext:value-type="string">
            <text:p>Dept</text:p>
          </table:table-cell>
          <table:table-cell table:style-name="ce7" office:value-type="string" calcext:value-type="string">
            <text:p>Job Titl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UAREZ, JOSE </text:p>
          </table:table-cell>
          <table:table-cell table:style-name="ce8" table:formula="of:=PROPER([.A2])" office:value-type="string" office:string-value="Juarez, Jose " calcext:value-type="string">
            <text:p>Juarez, Jose </text:p>
          </table:table-cell>
          <table:table-cell table:style-name="ce9" office:value-type="string" calcext:value-type="string">
            <text:p><text:s/>04/03/2012</text:p>
          </table:table-cell>
          <table:table-cell table:style-name="ce11" table:formula="of:=VALUE([.C2])" office:value-type="date" office:date-value="2012-04-03" calcext:value-type="date">
            <text:p>04/03/12</text:p>
          </table:table-cell>
          <table:table-cell table:style-name="ce14" office:value-type="currency" office:currency="USD" office:value="63200" calcext:value-type="currency">
            <text:p>$63,200.00</text:p>
          </table:table-cell>
          <table:table-cell table:style-name="ce8" office:value-type="string" calcext:value-type="string">
            <text:p>R &amp; D</text:p>
          </table:table-cell>
          <table:table-cell table:style-name="ce8" office:value-type="string" calcext:value-type="string">
            <text:p>VP</text:p>
          </table:table-cell>
          <table:table-cell table:style-name="ce8" table:formula="of:=PROPER([.F2])" office:value-type="string" office:string-value="R &amp; D" calcext:value-type="string">
            <text:p>R &amp; D</text:p>
          </table:table-cell>
          <table:table-cell table:style-name="ce8" table:formula="of:=PROPER([.G2])" office:value-type="string" office:string-value="Vp" calcext:value-type="string">
            <text:p>V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HAM, JOHNNY </text:p>
          </table:table-cell>
          <table:table-cell table:style-name="ce8" table:formula="of:=PROPER([.A3])" office:value-type="string" office:string-value="Abraham, Johnny " calcext:value-type="string">
            <text:p>Abraham, Johnny </text:p>
          </table:table-cell>
          <table:table-cell table:style-name="ce9" office:value-type="string" calcext:value-type="string">
            <text:p>03/30/2013</text:p>
          </table:table-cell>
          <table:table-cell table:style-name="ce11" table:formula="of:=VALUE([.C3])" office:value-type="date" office:date-value="2013-03-30" calcext:value-type="date">
            <text:p>03/30/13</text:p>
          </table:table-cell>
          <table:table-cell table:style-name="ce14" office:value-type="currency" office:currency="USD" office:value="27000" calcext:value-type="currency">
            <text:p>$27,000.00</text:p>
          </table:table-cell>
          <table:table-cell table:style-name="ce8" office:value-type="string" calcext:value-type="string">
            <text:p>ENGINEERING</text:p>
          </table:table-cell>
          <table:table-cell table:style-name="ce8" office:value-type="string" calcext:value-type="string">
            <text:p>TRAINEE</text:p>
          </table:table-cell>
          <table:table-cell table:style-name="ce8" table:formula="of:=PROPER([.F3])" office:value-type="string" office:string-value="Engineering" calcext:value-type="string">
            <text:p>Engineering</text:p>
          </table:table-cell>
          <table:table-cell table:style-name="ce8" table:formula="of:=PROPER([.G3])" office:value-type="string" office:string-value="Trainee" calcext:value-type="string">
            <text:p>Train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KER, SARAH</text:p>
          </table:table-cell>
          <table:table-cell table:style-name="ce8" table:formula="of:=PROPER([.A4])" office:value-type="string" office:string-value="Baker, Sarah" calcext:value-type="string">
            <text:p>Baker, Sarah</text:p>
          </table:table-cell>
          <table:table-cell table:style-name="ce9" office:value-type="string" calcext:value-type="string">
            <text:p>07/25/2015</text:p>
          </table:table-cell>
          <table:table-cell table:style-name="ce11" table:formula="of:=VALUE([.C4])" office:value-type="date" office:date-value="2015-07-25" calcext:value-type="date">
            <text:p>07/25/15</text:p>
          </table:table-cell>
          <table:table-cell table:style-name="ce14" office:value-type="currency" office:currency="USD" office:value="21500" calcext:value-type="currency">
            <text:p>$21,500.00</text:p>
          </table:table-cell>
          <table:table-cell table:style-name="ce8" office:value-type="string" calcext:value-type="string">
            <text:p>R &amp; D</text:p>
          </table:table-cell>
          <table:table-cell table:style-name="ce8" office:value-type="string" calcext:value-type="string">
            <text:p>TRAINEE</text:p>
          </table:table-cell>
          <table:table-cell table:style-name="ce8" table:formula="of:=PROPER([.F4])" office:value-type="string" office:string-value="R &amp; D" calcext:value-type="string">
            <text:p>R &amp; D</text:p>
          </table:table-cell>
          <table:table-cell table:style-name="ce8" table:formula="of:=PROPER([.G4])" office:value-type="string" office:string-value="Trainee" calcext:value-type="string">
            <text:p>Train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OTELLI, BILLY</text:p>
          </table:table-cell>
          <table:table-cell table:style-name="ce8" table:formula="of:=PROPER([.A5])" office:value-type="string" office:string-value="Balotelli, Billy" calcext:value-type="string">
            <text:p>Balotelli, Billy</text:p>
          </table:table-cell>
          <table:table-cell table:style-name="ce9" office:value-type="string" calcext:value-type="string">
            <text:p>04/23/2009</text:p>
          </table:table-cell>
          <table:table-cell table:style-name="ce11" table:formula="of:=VALUE([.C5])" office:value-type="date" office:date-value="2009-04-23" calcext:value-type="date">
            <text:p>04/23/09</text:p>
          </table:table-cell>
          <table:table-cell table:style-name="ce14" office:value-type="currency" office:currency="USD" office:value="46000" calcext:value-type="currency">
            <text:p>$46,000.00</text:p>
          </table:table-cell>
          <table:table-cell table:style-name="ce8" office:value-type="string" calcext:value-type="string">
            <text:p>ADMIN</text:p>
          </table:table-cell>
          <table:table-cell table:style-name="ce8" office:value-type="string" calcext:value-type="string">
            <text:p>TEAM LEADER</text:p>
          </table:table-cell>
          <table:table-cell table:style-name="ce8" table:formula="of:=PROPER([.F5])" office:value-type="string" office:string-value="Admin" calcext:value-type="string">
            <text:p>Admin</text:p>
          </table:table-cell>
          <table:table-cell table:style-name="ce8" table:formula="of:=PROPER([.G5])" office:value-type="string" office:string-value="Team Leader" calcext:value-type="string">
            <text:p>Team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SHOP, TIANA </text:p>
          </table:table-cell>
          <table:table-cell table:style-name="ce8" table:formula="of:=PROPER([.A6])" office:value-type="string" office:string-value="Bishop, Tiana " calcext:value-type="string">
            <text:p>Bishop, Tiana </text:p>
          </table:table-cell>
          <table:table-cell table:style-name="ce9" office:value-type="string" calcext:value-type="string">
            <text:p><text:s/>12/15/2011</text:p>
          </table:table-cell>
          <table:table-cell table:style-name="ce11" table:formula="of:=VALUE([.C6])" office:value-type="date" office:date-value="2011-12-15" calcext:value-type="date">
            <text:p>12/15/11</text:p>
          </table:table-cell>
          <table:table-cell table:style-name="ce14" office:value-type="currency" office:currency="USD" office:value="41000" calcext:value-type="currency">
            <text:p>$41,000.00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SENIOR TECHNICIAN</text:p>
          </table:table-cell>
          <table:table-cell table:style-name="ce8" table:formula="of:=PROPER([.F6])" office:value-type="string" office:string-value="Sales" calcext:value-type="string">
            <text:p>Sales</text:p>
          </table:table-cell>
          <table:table-cell table:style-name="ce8" table:formula="of:=PROPER([.G6])" office:value-type="string" office:string-value="Senior Technician" calcext:value-type="string">
            <text:p>Senior Technic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ATENG, TERRYY</text:p>
          </table:table-cell>
          <table:table-cell table:style-name="ce8" table:formula="of:=PROPER([.A7])" office:value-type="string" office:string-value="Boateng, Terryy" calcext:value-type="string">
            <text:p>Boateng, Terryy</text:p>
          </table:table-cell>
          <table:table-cell table:style-name="ce8" office:value-type="float" office:value="37417" calcext:value-type="float">
            <text:p>37417</text:p>
          </table:table-cell>
          <table:table-cell table:style-name="ce11" table:formula="of:=VALUE([.C7])" office:value-type="date" office:date-value="2002-06-10" calcext:value-type="date">
            <text:p>06/10/02</text:p>
          </table:table-cell>
          <table:table-cell table:style-name="ce14" office:value-type="currency" office:currency="USD" office:value="29950" calcext:value-type="currency">
            <text:p>$29,950.00</text:p>
          </table:table-cell>
          <table:table-cell table:style-name="ce8" office:value-type="string" calcext:value-type="string">
            <text:p>ACCOUNTS</text:p>
          </table:table-cell>
          <table:table-cell table:style-name="ce8" office:value-type="string" calcext:value-type="string">
            <text:p>SENIOR ADMINISTRATOR</text:p>
          </table:table-cell>
          <table:table-cell table:style-name="ce8" table:formula="of:=PROPER([.F7])" office:value-type="string" office:string-value="Accounts" calcext:value-type="string">
            <text:p>Accounts</text:p>
          </table:table-cell>
          <table:table-cell table:style-name="ce8" table:formula="of:=PROPER([.G7])" office:value-type="string" office:string-value="Senior Administrator" calcext:value-type="string">
            <text:p>Senior Administr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ER, FRED </text:p>
          </table:table-cell>
          <table:table-cell table:style-name="ce8" table:formula="of:=PROPER([.A8])" office:value-type="string" office:string-value="Boer, Fred " calcext:value-type="string">
            <text:p>Boer, Fred </text:p>
          </table:table-cell>
          <table:table-cell table:style-name="ce9" office:value-type="string" calcext:value-type="string">
            <text:p><text:s/>06/29/2001</text:p>
          </table:table-cell>
          <table:table-cell table:style-name="ce11" table:formula="of:=VALUE([.C8])" office:value-type="date" office:date-value="2001-06-29" calcext:value-type="date">
            <text:p>06/29/01</text:p>
          </table:table-cell>
          <table:table-cell table:style-name="ce14" office:value-type="currency" office:currency="USD" office:value="56750" calcext:value-type="currency">
            <text:p>$56,750.00</text:p>
          </table:table-cell>
          <table:table-cell table:style-name="ce8" office:value-type="string" calcext:value-type="string">
            <text:p>ENGINEERING</text:p>
          </table:table-cell>
          <table:table-cell table:style-name="ce8" office:value-type="string" calcext:value-type="string">
            <text:p>SENIOR ADMINISTRATOR</text:p>
          </table:table-cell>
          <table:table-cell table:style-name="ce8" table:formula="of:=PROPER([.F8])" office:value-type="string" office:string-value="Engineering" calcext:value-type="string">
            <text:p>Engineering</text:p>
          </table:table-cell>
          <table:table-cell table:style-name="ce8" table:formula="of:=PROPER([.G8])" office:value-type="string" office:string-value="Senior Administrator" calcext:value-type="string">
            <text:p>Senior Administr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R, BETTY</text:p>
          </table:table-cell>
          <table:table-cell table:style-name="ce8" table:formula="of:=PROPER([.A9])" office:value-type="string" office:string-value="Barker, Betty" calcext:value-type="string">
            <text:p>Barker, Betty</text:p>
          </table:table-cell>
          <table:table-cell table:style-name="ce8" office:value-type="float" office:value="36834" calcext:value-type="float">
            <text:p>36834</text:p>
          </table:table-cell>
          <table:table-cell table:style-name="ce11" table:formula="of:=VALUE([.C9])" office:value-type="date" office:date-value="2000-11-04" calcext:value-type="date">
            <text:p>11/04/00</text:p>
          </table:table-cell>
          <table:table-cell table:style-name="ce14" office:value-type="currency" office:currency="USD" office:value="21000" calcext:value-type="currency">
            <text:p>$21,000.00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SALES TRAINEE</text:p>
          </table:table-cell>
          <table:table-cell table:style-name="ce8" table:formula="of:=PROPER([.F9])" office:value-type="string" office:string-value="Sales" calcext:value-type="string">
            <text:p>Sales</text:p>
          </table:table-cell>
          <table:table-cell table:style-name="ce8" table:formula="of:=PROPER([.G9])" office:value-type="string" office:string-value="Sales Trainee" calcext:value-type="string">
            <text:p>Sales Train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STEYN , TOM </text:p>
          </table:table-cell>
          <table:table-cell table:style-name="ce8" table:formula="of:=PROPER([.A10])" office:value-type="string" office:string-value="Bursteyn , Tom " calcext:value-type="string">
            <text:p>Bursteyn , Tom </text:p>
          </table:table-cell>
          <table:table-cell table:style-name="ce9" office:value-type="string" calcext:value-type="string">
            <text:p>04/30/2015</text:p>
          </table:table-cell>
          <table:table-cell table:style-name="ce11" table:formula="of:=VALUE([.C10])" office:value-type="date" office:date-value="2015-04-30" calcext:value-type="date">
            <text:p>04/30/15</text:p>
          </table:table-cell>
          <table:table-cell table:style-name="ce14" office:value-type="currency" office:currency="USD" office:value="36000" calcext:value-type="currency">
            <text:p>$36,000.00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SALES EXECUTIVE</text:p>
          </table:table-cell>
          <table:table-cell table:style-name="ce8" table:formula="of:=PROPER([.F10])" office:value-type="string" office:string-value="Sales" calcext:value-type="string">
            <text:p>Sales</text:p>
          </table:table-cell>
          <table:table-cell table:style-name="ce8" table:formula="of:=PROPER([.G10])" office:value-type="string" office:string-value="Sales Executive" calcext:value-type="string">
            <text:p>Sales Execu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STEYN, TAMMY </text:p>
          </table:table-cell>
          <table:table-cell table:style-name="ce8" table:formula="of:=PROPER([.A11])" office:value-type="string" office:string-value="Bursteyn, Tammy " calcext:value-type="string">
            <text:p>Bursteyn, Tammy </text:p>
          </table:table-cell>
          <table:table-cell table:style-name="ce9" office:value-type="string" calcext:value-type="string">
            <text:p>07/25/2007</text:p>
          </table:table-cell>
          <table:table-cell table:style-name="ce11" table:formula="of:=VALUE([.C11])" office:value-type="date" office:date-value="2007-07-25" calcext:value-type="date">
            <text:p>07/25/07</text:p>
          </table:table-cell>
          <table:table-cell table:style-name="ce14" office:value-type="currency" office:currency="USD" office:value="43500" calcext:value-type="currency">
            <text:p>$43,500.00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SALES EXECUTIVE</text:p>
          </table:table-cell>
          <table:table-cell table:style-name="ce8" table:formula="of:=PROPER([.F11])" office:value-type="string" office:string-value="Sales" calcext:value-type="string">
            <text:p>Sales</text:p>
          </table:table-cell>
          <table:table-cell table:style-name="ce8" table:formula="of:=PROPER([.G11])" office:value-type="string" office:string-value="Sales Executive" calcext:value-type="string">
            <text:p>Sales Execu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SER, BOBBY</text:p>
          </table:table-cell>
          <table:table-cell table:style-name="ce8" table:formula="of:=PROPER([.A12])" office:value-type="string" office:string-value="Busser, Bobby" calcext:value-type="string">
            <text:p>Busser, Bobby</text:p>
          </table:table-cell>
          <table:table-cell table:style-name="ce8" office:value-type="float" office:value="38238" calcext:value-type="float">
            <text:p>38238</text:p>
          </table:table-cell>
          <table:table-cell table:style-name="ce11" table:formula="of:=VALUE([.C12])" office:value-type="date" office:date-value="2004-09-08" calcext:value-type="date">
            <text:p>09/08/04</text:p>
          </table:table-cell>
          <table:table-cell table:style-name="ce14" office:value-type="currency" office:currency="USD" office:value="38000" calcext:value-type="currency">
            <text:p>$38,000.00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SALES EXECUTIVE</text:p>
          </table:table-cell>
          <table:table-cell table:style-name="ce8" table:formula="of:=PROPER([.F12])" office:value-type="string" office:string-value="Sales" calcext:value-type="string">
            <text:p>Sales</text:p>
          </table:table-cell>
          <table:table-cell table:style-name="ce8" table:formula="of:=PROPER([.G12])" office:value-type="string" office:string-value="Sales Executive" calcext:value-type="string">
            <text:p>Sales Execu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CIEWICZ, KATHY</text:p>
          </table:table-cell>
          <table:table-cell table:style-name="ce8" table:formula="of:=PROPER([.A13])" office:value-type="string" office:string-value="Casciewicz, Kathy" calcext:value-type="string">
            <text:p>Casciewicz, Kathy</text:p>
          </table:table-cell>
          <table:table-cell table:style-name="ce8" office:value-type="float" office:value="37959" calcext:value-type="float">
            <text:p>37959</text:p>
          </table:table-cell>
          <table:table-cell table:style-name="ce11" table:formula="of:=VALUE([.C13])" office:value-type="date" office:date-value="2003-12-04" calcext:value-type="date">
            <text:p>12/04/03</text:p>
          </table:table-cell>
          <table:table-cell table:style-name="ce14" office:value-type="currency" office:currency="USD" office:value="46500" calcext:value-type="currency">
            <text:p>$46,500.00</text:p>
          </table:table-cell>
          <table:table-cell table:style-name="ce8" office:value-type="string" calcext:value-type="string">
            <text:p>ENGINEERING</text:p>
          </table:table-cell>
          <table:table-cell table:style-name="ce8" office:value-type="string" calcext:value-type="string">
            <text:p>MANAGER</text:p>
          </table:table-cell>
          <table:table-cell table:style-name="ce8" table:formula="of:=PROPER([.F13])" office:value-type="string" office:string-value="Engineering" calcext:value-type="string">
            <text:p>Engineering</text:p>
          </table:table-cell>
          <table:table-cell table:style-name="ce8" table:formula="of:=PROPER([.G13])" office:value-type="string" office:string-value="Manager" calcext:value-type="string">
            <text:p>Man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E, ASHLEY </text:p>
          </table:table-cell>
          <table:table-cell table:style-name="ce8" table:formula="of:=PROPER([.A14])" office:value-type="string" office:string-value="Cole, Ashley " calcext:value-type="string">
            <text:p>Cole, Ashley </text:p>
          </table:table-cell>
          <table:table-cell table:style-name="ce8" office:value-type="float" office:value="41297" calcext:value-type="float">
            <text:p>41297</text:p>
          </table:table-cell>
          <table:table-cell table:style-name="ce11" table:formula="of:=VALUE([.C14])" office:value-type="date" office:date-value="2013-01-23" calcext:value-type="date">
            <text:p>01/23/13</text:p>
          </table:table-cell>
          <table:table-cell table:style-name="ce14" office:value-type="currency" office:currency="USD" office:value="39000" calcext:value-type="currency">
            <text:p>$39,000.00</text:p>
          </table:table-cell>
          <table:table-cell table:style-name="ce8" office:value-type="string" calcext:value-type="string">
            <text:p>ADMIN</text:p>
          </table:table-cell>
          <table:table-cell table:style-name="ce8" office:value-type="string" calcext:value-type="string">
            <text:p>INTERN</text:p>
          </table:table-cell>
          <table:table-cell table:style-name="ce8" table:formula="of:=PROPER([.F14])" office:value-type="string" office:string-value="Admin" calcext:value-type="string">
            <text:p>Admin</text:p>
          </table:table-cell>
          <table:table-cell table:style-name="ce8" table:formula="of:=PROPER([.G14])" office:value-type="string" office:string-value="Intern" calcext:value-type="string">
            <text:p>Int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OKSON, CHARLES</text:p>
          </table:table-cell>
          <table:table-cell table:style-name="ce8" table:formula="of:=PROPER([.A15])" office:value-type="string" office:string-value="Cookson, Charles" calcext:value-type="string">
            <text:p>Cookson, Charles</text:p>
          </table:table-cell>
          <table:table-cell table:style-name="ce9" office:value-type="string" calcext:value-type="string">
            <text:p>11/15/2007</text:p>
          </table:table-cell>
          <table:table-cell table:style-name="ce11" table:formula="of:=VALUE([.C15])" office:value-type="date" office:date-value="2007-11-15" calcext:value-type="date">
            <text:p>11/15/07</text:p>
          </table:table-cell>
          <table:table-cell table:style-name="ce14" office:value-type="currency" office:currency="USD" office:value="23900" calcext:value-type="currency">
            <text:p>$23,900.00</text:p>
          </table:table-cell>
          <table:table-cell table:style-name="ce8" office:value-type="string" calcext:value-type="string">
            <text:p>ENGINEERING</text:p>
          </table:table-cell>
          <table:table-cell table:style-name="ce8" office:value-type="string" calcext:value-type="string">
            <text:p>INTERN</text:p>
          </table:table-cell>
          <table:table-cell table:style-name="ce8" table:formula="of:=PROPER([.F15])" office:value-type="string" office:string-value="Engineering" calcext:value-type="string">
            <text:p>Engineering</text:p>
          </table:table-cell>
          <table:table-cell table:style-name="ce8" table:formula="of:=PROPER([.G15])" office:value-type="string" office:string-value="Intern" calcext:value-type="string">
            <text:p>Int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LEY, ERIN </text:p>
          </table:table-cell>
          <table:table-cell table:style-name="ce8" table:formula="of:=PROPER([.A16])" office:value-type="string" office:string-value="Crossley, Erin " calcext:value-type="string">
            <text:p>Crossley, Erin </text:p>
          </table:table-cell>
          <table:table-cell table:style-name="ce9" office:value-type="string" calcext:value-type="string">
            <text:p><text:s/>06/05/2014</text:p>
          </table:table-cell>
          <table:table-cell table:style-name="ce11" table:formula="of:=VALUE([.C16])" office:value-type="date" office:date-value="2014-06-05" calcext:value-type="date">
            <text:p>06/05/14</text:p>
          </table:table-cell>
          <table:table-cell table:style-name="ce14" office:value-type="currency" office:currency="USD" office:value="45600" calcext:value-type="currency">
            <text:p>$45,600.00</text:p>
          </table:table-cell>
          <table:table-cell table:style-name="ce8" office:value-type="string" calcext:value-type="string">
            <text:p>ENGINEERING</text:p>
          </table:table-cell>
          <table:table-cell table:style-name="ce8" office:value-type="string" calcext:value-type="string">
            <text:p>INTERN</text:p>
          </table:table-cell>
          <table:table-cell table:style-name="ce8" table:formula="of:=PROPER([.F16])" office:value-type="string" office:string-value="Engineering" calcext:value-type="string">
            <text:p>Engineering</text:p>
          </table:table-cell>
          <table:table-cell table:style-name="ce8" table:formula="of:=PROPER([.G16])" office:value-type="string" office:string-value="Intern" calcext:value-type="string">
            <text:p>Int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E, JANE </text:p>
          </table:table-cell>
          <table:table-cell table:style-name="ce8" table:formula="of:=PROPER([.A17])" office:value-type="string" office:string-value="Doe, Jane " calcext:value-type="string">
            <text:p>Doe, Jane </text:p>
          </table:table-cell>
          <table:table-cell table:style-name="ce9" office:value-type="string" calcext:value-type="string">
            <text:p>12/23/2010</text:p>
          </table:table-cell>
          <table:table-cell table:style-name="ce11" table:formula="of:=VALUE([.C17])" office:value-type="date" office:date-value="2010-12-23" calcext:value-type="date">
            <text:p>12/23/10</text:p>
          </table:table-cell>
          <table:table-cell table:style-name="ce14" office:value-type="currency" office:currency="USD" office:value="46000" calcext:value-type="currency">
            <text:p>$46,000.00</text:p>
          </table:table-cell>
          <table:table-cell table:style-name="ce8" office:value-type="string" calcext:value-type="string">
            <text:p>MARKETING</text:p>
          </table:table-cell>
          <table:table-cell table:style-name="ce8" office:value-type="string" calcext:value-type="string">
            <text:p>DESIGNER</text:p>
          </table:table-cell>
          <table:table-cell table:style-name="ce8" table:formula="of:=PROPER([.F17])" office:value-type="string" office:string-value="Marketing" calcext:value-type="string">
            <text:p>Marketing</text:p>
          </table:table-cell>
          <table:table-cell table:style-name="ce8" table:formula="of:=PROPER([.G17])" office:value-type="string" office:string-value="Designer" calcext:value-type="string">
            <text:p>Desig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E, JOHN <text:s/></text:p>
          </table:table-cell>
          <table:table-cell table:style-name="ce8" table:formula="of:=PROPER([.A18])" office:value-type="string" office:string-value="Doe, John  " calcext:value-type="string">
            <text:p>Doe, John <text:s/></text:p>
          </table:table-cell>
          <table:table-cell table:style-name="ce9" office:value-type="string" calcext:value-type="string">
            <text:p>07/27/2009</text:p>
          </table:table-cell>
          <table:table-cell table:style-name="ce11" table:formula="of:=VALUE([.C18])" office:value-type="date" office:date-value="2009-07-27" calcext:value-type="date">
            <text:p>07/27/09</text:p>
          </table:table-cell>
          <table:table-cell table:style-name="ce14" office:value-type="currency" office:currency="USD" office:value="50000" calcext:value-type="currency">
            <text:p>$50,000.00</text:p>
          </table:table-cell>
          <table:table-cell table:style-name="ce8" office:value-type="string" calcext:value-type="string">
            <text:p>ACCOUNTS</text:p>
          </table:table-cell>
          <table:table-cell table:style-name="ce8" office:value-type="string" calcext:value-type="string">
            <text:p>COST ACCOUNTANT</text:p>
          </table:table-cell>
          <table:table-cell table:style-name="ce8" table:formula="of:=PROPER([.F18])" office:value-type="string" office:string-value="Accounts" calcext:value-type="string">
            <text:p>Accounts</text:p>
          </table:table-cell>
          <table:table-cell table:style-name="ce8" table:formula="of:=PROPER([.G18])" office:value-type="string" office:string-value="Cost Accountant" calcext:value-type="string">
            <text:p>Cost Account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NSTEIN, DANNY</text:p>
          </table:table-cell>
          <table:table-cell table:style-name="ce8" table:formula="of:=PROPER([.A19])" office:value-type="string" office:string-value="Darnstein, Danny" calcext:value-type="string">
            <text:p>Darnstein, Danny</text:p>
          </table:table-cell>
          <table:table-cell table:style-name="ce8" office:value-type="float" office:value="40483" calcext:value-type="float">
            <text:p>40483</text:p>
          </table:table-cell>
          <table:table-cell table:style-name="ce11" table:formula="of:=VALUE([.C19])" office:value-type="date" office:date-value="2010-11-01" calcext:value-type="date">
            <text:p>11/01/10</text:p>
          </table:table-cell>
          <table:table-cell table:style-name="ce14" office:value-type="currency" office:currency="USD" office:value="54000" calcext:value-type="currency">
            <text:p>$54,000.00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COST ACCOUNTANT</text:p>
          </table:table-cell>
          <table:table-cell table:style-name="ce8" table:formula="of:=PROPER([.F19])" office:value-type="string" office:string-value="Sales" calcext:value-type="string">
            <text:p>Sales</text:p>
          </table:table-cell>
          <table:table-cell table:style-name="ce8" table:formula="of:=PROPER([.G19])" office:value-type="string" office:string-value="Cost Accountant" calcext:value-type="string">
            <text:p>Cost Account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LLENGRANO, BILL </text:p>
          </table:table-cell>
          <table:table-cell table:style-name="ce8" table:formula="of:=PROPER([.A20])" office:value-type="string" office:string-value="Fallengrano, Bill " calcext:value-type="string">
            <text:p>Fallengrano, Bill </text:p>
          </table:table-cell>
          <table:table-cell table:style-name="ce9" office:value-type="string" calcext:value-type="string">
            <text:p><text:s/>12/14/2011</text:p>
          </table:table-cell>
          <table:table-cell table:style-name="ce11" table:formula="of:=VALUE([.C20])" office:value-type="date" office:date-value="2011-12-14" calcext:value-type="date">
            <text:p>12/14/11</text:p>
          </table:table-cell>
          <table:table-cell table:style-name="ce14" office:value-type="currency" office:currency="USD" office:value="52000" calcext:value-type="currency">
            <text:p>$52,000.00</text:p>
          </table:table-cell>
          <table:table-cell table:style-name="ce8" office:value-type="string" calcext:value-type="string">
            <text:p>ENGINEERING</text:p>
          </table:table-cell>
          <table:table-cell table:style-name="ce8" office:value-type="string" calcext:value-type="string">
            <text:p>COST ACCOUNTANT</text:p>
          </table:table-cell>
          <table:table-cell table:style-name="ce8" table:formula="of:=PROPER([.F20])" office:value-type="string" office:string-value="Engineering" calcext:value-type="string">
            <text:p>Engineering</text:p>
          </table:table-cell>
          <table:table-cell table:style-name="ce8" table:formula="of:=PROPER([.G20])" office:value-type="string" office:string-value="Cost Accountant" calcext:value-type="string">
            <text:p>Cost Accountant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leaning data used (1)'.B1:'cleaning data used (1)'.I1048576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1:03:14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20T11:23:01.495000000</dc:date>
    <meta:editing-duration>PT37M59S</meta:editing-duration>
    <meta:editing-cycles>4</meta:editing-cycles>
    <meta:generator>Neat_Office/6.2.8.2$Windows_x86 LibreOffice_project/</meta:generator>
    <meta:document-statistic meta:table-count="1" meta:cell-count="180" meta:object-count="0"/>
  </office:meta>
</office:document-meta>
</file>